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Sans" svg:font-family="Sans"/>
  </office:font-face-decls>
  <office:automatic-styles>
    <style:style style:name="Taula1" style:family="table">
      <style:table-properties style:width="6.8333in" fo:margin-left="0in" table:align="left" table:border-model="collapsing"/>
    </style:style>
    <style:style style:name="Taula1.A" style:family="table-column">
      <style:table-column-properties style:column-width="1.1153in"/>
    </style:style>
    <style:style style:name="Taula1.B" style:family="table-column">
      <style:table-column-properties style:column-width="2.2181in"/>
    </style:style>
    <style:style style:name="Taula1.C" style:family="table-column">
      <style:table-column-properties style:column-width="1.9375in"/>
    </style:style>
    <style:style style:name="Taula1.D" style:family="table-column">
      <style:table-column-properties style:column-width="1.5625in"/>
    </style:style>
    <style:style style:name="Taula1.A1" style:family="table-cell">
      <style:table-cell-properties fo:padding="0.0194in" fo:border-left="0.05pt solid #000000" fo:border-right="none" fo:border-top="0.05pt solid #000000" fo:border-bottom="0.05pt solid #000000"/>
    </style:style>
    <style:style style:name="Taula1.D1" style:family="table-cell">
      <style:table-cell-properties fo:padding="0.0194in" fo:border="0.05pt solid #000000"/>
    </style:style>
    <style:style style:name="Taula1.A2" style:family="table-cell">
      <style:table-cell-properties fo:padding="0.0194in" fo:border-left="0.05pt solid #000000" fo:border-right="none" fo:border-top="none" fo:border-bottom="0.05pt solid #000000"/>
    </style:style>
    <style:style style:name="Taula1.D2" style:family="table-cell">
      <style:table-cell-properties fo:padding="0.0194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.1457in" fo:margin-bottom="0.1252in" style:contextual-spacing="false"/>
    </style:style>
    <style:style style:name="P2" style:family="paragraph" style:parent-style-name="Standard">
      <style:paragraph-properties fo:margin-top="0.1874in" fo:margin-bottom="0.1252in" style:contextual-spacing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margin-top="0.1252in" fo:margin-bottom="0.1252in" style:contextual-spacing="false"/>
      <style:text-properties style:font-name="Sans"/>
    </style:style>
    <style:style style:name="P5" style:family="paragraph" style:parent-style-name="Standard">
      <style:paragraph-properties fo:text-align="center" style:justify-single-word="false"/>
      <style:text-properties style:font-name="Sans" fo:font-weight="bold"/>
    </style:style>
    <style:style style:name="P6" style:family="paragraph" style:parent-style-name="Standard">
      <style:paragraph-properties fo:text-align="start" style:justify-single-word="false"/>
      <style:text-properties style:font-name="Sans"/>
    </style:style>
    <style:style style:name="P7" style:family="paragraph" style:parent-style-name="Standard">
      <style:paragraph-properties fo:text-align="center" style:justify-single-word="false"/>
      <style:text-properties style:font-name="Sans" fo:font-weight="bold" officeooo:rsid="001dc4ca" officeooo:paragraph-rsid="001dc4ca"/>
    </style:style>
    <style:style style:name="P8" style:family="paragraph" style:parent-style-name="Standard">
      <style:paragraph-properties fo:text-align="start" style:justify-single-word="false"/>
      <style:text-properties style:font-name="Sans"/>
    </style:style>
    <style:style style:name="T1" style:family="text">
      <style:text-properties style:font-name="Sans"/>
    </style:style>
    <style:style style:name="T2" style:family="text">
      <style:text-properties style:font-name="Sans" fo:font-weight="bold"/>
    </style:style>
    <style:style style:name="T3" style:family="text">
      <style:text-properties fo:background-color="#ff0000" loext:char-shading-value="0"/>
    </style:style>
    <style:style style:name="T4" style:family="text">
      <style:text-properties fo:background-color="#ff00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Unitat de treball 2. Tecnologies habilitadores digitals</text:span><text:span text:style-name="T1"> </text:span></text:p>
      <text:p text:style-name="P1"><text:span text:style-name="T2">Exercici:</text:span><text:span text:style-name="T1"> </text:span></text:p>
      <text:p text:style-name="P4">Es tracta de “completar” (i “depurar”) la taula següent amb totes les tecnologies que hem vist a classe i posant exemples de cada situació. </text:p>
      <text:p text:style-name="P1"><text:span text:style-name="T2">Elabora una graella que relacioni, les THD amb les seves característiques i àrees d'aplicació.</text:span><text:span text:style-name="T1"> </text:span></text:p>
      <text:p text:style-name="P4">A continuació, es presenta una graella que relaciona les tecnologies habilitadores digitals (THD) amb les seves característiques i aplicacions en diverses àrees: </text:p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>
          <table:table-cell table:style-name="Taula1.A1" office:value-type="string">
            <text:p text:style-name="P5">Tecnologia Habilitadora Digital (THD) </text:p>
          </table:table-cell>
          <table:table-cell table:style-name="Taula1.A1" office:value-type="string">
            <text:p text:style-name="P5">Característiques </text:p>
          </table:table-cell>
          <table:table-cell table:style-name="Taula1.A1" office:value-type="string">
            <text:p text:style-name="P5">Àrees d'Aplicació </text:p>
          </table:table-cell>
          <table:table-cell table:style-name="Taula1.D1" office:value-type="string">
            <text:p text:style-name="P7">Exemples</text:p>
          </table:table-cell>
        </table:table-row>
        <table:table-row>
          <table:table-cell table:style-name="Taula1.A2" office:value-type="string">
            <text:p text:style-name="P3"><text:span text:style-name="T2">Internet de les Coses (IoT)</text:span><text:span text:style-name="T1"> </text:span></text:p>
          </table:table-cell>
          <table:table-cell table:style-name="Taula1.A2" office:value-type="string">
            <text:p text:style-name="P6">- Connexió de dispositius a internet.<text:tab/> <text:line-break/>- Recopilació de dades en temps real.<text:tab/> <text:line-break/>- Comunicació entre dispositius. </text:p>
          </table:table-cell>
          <table:table-cell table:style-name="Taula1.A2" office:value-type="string">
            <text:p text:style-name="P6">- Indústria (monitoratge de màquines).<text:tab/> <text:line-break/>- Ciutats intel·ligents.<text:tab/> <text:line-break/>- Sectors energètics (gestió del consum). </text:p>
          </table:table-cell>
          <table:table-cell table:style-name="Taula1.D2" office:value-type="string">
            <text:p text:style-name="P6">- Sensores en fábricas para monitorear el estado de las máquinas en tiempo real.</text:p>
            <text:p text:style-name="P6">- Sistemas de alumbrado público inteligente en ciudades.</text:p>
            <text:p text:style-name="P6">- Contadores de electricidad inteligentes para gestionar el consumo de energía.</text:p>
          </table:table-cell>
        </table:table-row>
        <table:table-row>
          <table:table-cell table:style-name="Taula1.A2" office:value-type="string">
            <text:p text:style-name="P3"><text:span text:style-name="T2">Big Data</text:span><text:span text:style-name="T1"> </text:span></text:p>
          </table:table-cell>
          <table:table-cell table:style-name="Taula1.A2" office:value-type="string">
            <text:p text:style-name="P6">- Capacitat d’analitzar grans volums de dades.<text:tab/> <text:line-break/><text:span text:style-name="T4">- Anàlisi de dades estructurades i no estructurades.</text:span><text:tab/> <text:line-break/>- Extracció d'informació útil. </text:p>
          </table:table-cell>
          <table:table-cell table:style-name="Taula1.A2" office:value-type="string">
            <text:p text:style-name="P6">- Màrqueting (anàlisi del comportament del client).<text:tab/> <text:line-break/>- Salut (anàlisi de resultats clínics).<text:tab/> <text:line-break/>- Finances (anàlisi de riscos). </text:p>
          </table:table-cell>
          <table:table-cell table:style-name="Taula1.D2" office:value-type="string">
            <text:p text:style-name="P6">- Amazon utiliza Big Data para recomendar productos personalizados. <text:line-break/>- Hospitales utilizan Big Data para predecir la evolución de enfermedades. <text:line-break/>- Bancos utilizan <text:soft-page-break/>Big Data para evaluar el riesgo crediticio de los clientes.</text:p>
          </table:table-cell>
        </table:table-row>
        <table:table-row>
          <table:table-cell table:style-name="Taula1.A2" office:value-type="string">
            <text:p text:style-name="P3"><text:span text:style-name="T2">Intel·ligència Artificial (IA)</text:span><text:span text:style-name="T1"> </text:span></text:p>
          </table:table-cell>
          <table:table-cell table:style-name="Taula1.A2" office:value-type="string">
            <text:p text:style-name="P6">- Aprenentatge automàtic (machine learning).<text:tab/> <text:line-break/>-<text:span text:style-name="T4"> Processament del llenguatge natural.</text:span><text:tab/> <text:line-break/>- Visió per computador. </text:p>
          </table:table-cell>
          <table:table-cell table:style-name="Taula1.A2" office:value-type="string">
            <text:p text:style-name="P6">- Automatització de processaments.<text:tab/> <text:line-break/>- Atenció al client (xatbots).<text:tab/> <text:line-break/>- Anàlisi predictiva (previsió de vendes). </text:p>
          </table:table-cell>
          <table:table-cell table:style-name="Taula1.D2" office:value-type="string">
            <text:p text:style-name="P6">- Chatbots como el de IBM Watson que responden preguntas de clientes. <text:line-break/>- Algoritmos de recomendación de Netflix para ofrecer contenido personalizado. <text:line-break/>- Sistemas de visión por computador utilizados en la conducción autónoma (Tesla).</text:p>
          </table:table-cell>
        </table:table-row>
        <table:table-row>
          <table:table-cell table:style-name="Taula1.A2" office:value-type="string">
            <text:p text:style-name="P3"><text:span text:style-name="T2">Núvol (Cloud Computing)</text:span><text:span text:style-name="T1"> </text:span></text:p>
          </table:table-cell>
          <table:table-cell table:style-name="Taula1.A2" office:value-type="string">
            <text:p text:style-name="P6">- Accés a recursos i dades a través d'internet.<text:tab/> <text:line-break/>- Escalabilitat i flexibilitat.<text:tab/> <text:line-break/>-<text:span text:style-name="T4"> Costos operatius reduïts. </text:span></text:p>
          </table:table-cell>
          <table:table-cell table:style-name="Taula1.A2" office:value-type="string">
            <text:p text:style-name="P6">- Emmagatzemament de dades.<text:tab/> <text:line-break/>- Desenvolupament d'aplicacions.<text:tab/> <text:line-break/>- Col·laboració (trànsit de fitxers). </text:p>
          </table:table-cell>
          <table:table-cell table:style-name="Taula1.D2" office:value-type="string">
            <text:p text:style-name="P6">- Google Drive para almacenar y compartir archivos. <text:line-break/>- Amazon Web Services (AWS) para alojar aplicaciones web. <text:line-break/>- Office 365 para colaborar en documentos en tiempo real.</text:p>
          </table:table-cell>
        </table:table-row>
        <table:table-row>
          <table:table-cell table:style-name="Taula1.A2" office:value-type="string">
            <text:p text:style-name="P3"><text:span text:style-name="T2">Blockchain</text:span><text:span text:style-name="T1"> </text:span></text:p>
          </table:table-cell>
          <table:table-cell table:style-name="Taula1.A2" office:value-type="string">
            <text:p text:style-name="P6">- Tecnologia descentralitzada que garanteix la seguretat de les transaccions.<text:tab/> <text:line-break/>- Transparència i traçabilitat.<text:tab/> <text:line-break/>- Immutabilitat. </text:p>
          </table:table-cell>
          <table:table-cell table:style-name="Taula1.A2" office:value-type="string">
            <text:p text:style-name="P6">- Finances (moneda digital).<text:tab/> <text:line-break/>- Cadena de subministrament (traçabilitat).<text:tab/> <text:line-break/>- Contractes intel·ligents. </text:p>
          </table:table-cell>
          <table:table-cell table:style-name="Taula1.D2" office:value-type="string">
            <text:p text:style-name="P6">- Bitcoin como ejemplo de moneda digital descentralizada. <text:line-break/>- IBM Food Trust para rastrear el origen de los alimentos en la cadena de suministro. <text:line-break/>- Plataformas de contratos <text:soft-page-break/>inteligentes como Ethereum.</text:p>
          </table:table-cell>
        </table:table-row>
        <table:table-row>
          <table:table-cell table:style-name="Taula1.A2" office:value-type="string">
            <text:p text:style-name="P3"><text:span text:style-name="T2">Realitat Augmentada (AR) i Realitat Virtual (VR)</text:span><text:span text:style-name="T1"> </text:span></text:p>
          </table:table-cell>
          <table:table-cell table:style-name="Taula1.A2" office:value-type="string">
            <text:p text:style-name="P6">- Creació d'entorns digitals immersius.<text:tab/> <text:line-break/>- Interacció en temps real.<text:tab/> <text:line-break/>- Entrenament i simulació. </text:p>
          </table:table-cell>
          <table:table-cell table:style-name="Taula1.A2" office:value-type="string">
            <text:p text:style-name="P6">- Formació i capacitació.<text:tab/> <text:line-break/>- Turisme virtual.<text:tab/> <text:line-break/>- Comercialització (experiències de producte). </text:p>
          </table:table-cell>
          <table:table-cell table:style-name="Taula1.D2" office:value-type="string">
            <text:p text:style-name="P6">- IKEA Place para visualizar muebles en casa antes de comprarlos. <text:line-break/>- Google Expeditions para experiencias educativas inmersivas. <text:line-break/>- Simuladores VR para entrenar pilotos de aviones.</text:p>
          </table:table-cell>
        </table:table-row>
        <table:table-row>
          <table:table-cell table:style-name="Taula1.A2" office:value-type="string">
            <text:p text:style-name="P3"><text:span text:style-name="T2">Ciberseguretat</text:span><text:span text:style-name="T1"> </text:span></text:p>
          </table:table-cell>
          <table:table-cell table:style-name="Taula1.A2" office:value-type="string">
            <text:p text:style-name="P6">- Protecció de dades i sistemes informàtics.<text:tab/> <text:line-break/>- Prevenció de ciberatacs i vulnerabilitats.<text:tab/> <text:line-break/>- Estratègies de resposta d'incidents. </text:p>
          </table:table-cell>
          <table:table-cell table:style-name="Taula1.A2" office:value-type="string">
            <text:p text:style-name="P6">- Totes les àrees empresarials (infraestructura crítica).<text:tab/> <text:line-break/>- Serveis financers.<text:tab/> <text:line-break/>- Salut (protecció de dades sensibles). </text:p>
          </table:table-cell>
          <table:table-cell table:style-name="Taula1.D2" office:value-type="string">
            <text:p text:style-name="P6">- Firewalls y antivirus en empresas para prevenir ataques. <text:line-break/>- Sistemas de cifrado para proteger datos financieros. <text:line-break/>- Sistemas de seguridad en hospitales para proteger datos médicos de los pacientes.</text:p>
          </table:table-cell>
        </table:table-row>
        <table:table-row>
          <table:table-cell table:style-name="Taula1.A2" office:value-type="string">
            <text:p text:style-name="P3"><text:span text:style-name="T2">Anàlisi Predictiva</text:span><text:span text:style-name="T1"> </text:span></text:p>
          </table:table-cell>
          <table:table-cell table:style-name="Taula1.A2" office:value-type="string">
            <text:p text:style-name="P6">- Models estadístics per fer prediccions.<text:tab/> <text:line-break/>- Extracció d'insights de dades històriques.<text:tab/> <text:line-break/>- Anticipació de tendències. </text:p>
          </table:table-cell>
          <table:table-cell table:style-name="Taula1.A2" office:value-type="string">
            <text:p text:style-name="P6">- Màrqueting (previsió de vendes).<text:tab/> <text:line-break/>- Gestió de la cadena de subministrament.<text:tab/> <text:line-break/>- Seguretat (detecció de fraus). </text:p>
          </table:table-cell>
          <table:table-cell table:style-name="Taula1.D2" office:value-type="string">
            <text:p text:style-name="P6">- Amazon utiliza el análisis predictivo para gestionar el inventario. <text:line-break/>- Walmart utiliza el análisis predictivo para optimizar la logística. <text:line-break/>- Empresas de tarjetas de crédito detectan fraudes con modelos predictivos.</text:p>
          </table:table-cell>
        </table:table-row>
      </table:table>
      <text:p text:style-name="Standard"/>
      <text:p text:style-name="P1"><text:span text:style-name="T2">Conclusions</text:span><text:span text:style-name="T1"> </text:span></text:p>
      <text:p text:style-name="P4"><text:soft-page-break/>Aquesta graella mostra com les THD, amb les seves característiques úniques, s'apliquen en diversos sectors i àrees per millorar l'eficiència, la productivitat i la intel·ligència en la presa de decisions. Les empreses que adopten aquestes tecnologies poden obtenir avantatges competitius significatius en el seu sector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Sans" svg:font-family="San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fo:color="#000000" loext:opacity="100%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06T12:43:47.145207639</dc:date>
    <meta:editing-duration>PT32M47S</meta:editing-duration>
    <meta:editing-cycles>4</meta:editing-cycles>
    <meta:generator>LibreOffice/24.2.5.2$Linux_X86_64 LibreOffice_project/420$Build-2</meta:generator>
    <meta:document-statistic meta:table-count="1" meta:image-count="0" meta:object-count="0" meta:page-count="4" meta:paragraph-count="45" meta:word-count="638" meta:character-count="4542" meta:non-whitespace-character-count="3838"/>
  </office:meta>
</office:document-meta>
</file>